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37in"/>
    </style:style>
    <style:style style:name="co3" style:family="table-column">
      <style:table-column-properties fo:break-before="auto" style:column-width="3.6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ipo de da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valores faltantes</text:p>
          </table:table-cell>
        </table:table-row>
        <table:table-row table:style-name="ro2">
          <table:table-cell office:value-type="string" calcext:value-type="string">
            <text:p>Entidad</text:p>
          </table:table-cell>
          <table:table-cell office:value-type="string" calcext:value-type="string">
            <text:p>String</text:p>
          </table:table-cell>
          <table:table-cell table:style-name="ce1" office:value-type="string" calcext:value-type="string">
            <text:p>Estado correspondiente al renglon. En el caso del pais representa al pais a todos los estados en conjunt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dice de percepcion de inseguridad del 20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14:20.585404191</meta:creation-date>
    <dc:date>2023-11-17T22:21:22.888272813</dc:date>
    <meta:editing-duration>PT7M2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